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5" office:value-type="string" calcext:value-type="string">
            <text:p>8.2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/>
          <table:table-cell table:style-name="ce11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4:05:40.4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14T17:16:34.672000000</dc:date>
    <meta:editing-duration>PT3H40M19S</meta:editing-duration>
    <meta:editing-cycles>13</meta:editing-cycles>
    <meta:generator>LibreOffice/5.0.6.3$Windows_x86 LibreOffice_project/490fc03b25318460cfc54456516ea2519c11d1aa</meta:generator>
    <meta:document-statistic meta:table-count="1" meta:cell-count="274" meta:object-count="0"/>
  </office:meta>
</office:document-meta>
</file>